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office:value-type="string" table:number-columns-spanned="2" table:number-rows-spanned="2">
            <text:p>Tests mit verschieben und rotieren im GL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office:value-type="string" table:number-columns-spanned="2" table:number-rows-spanned="2">
            <text:p>Icon-Sets vorbereitet; Maus Klasse weiterentwickel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office:value-type="string" table:number-columns-spanned="2" table:number-rows-spanned="4">
            <text:p>TreePanels vorbereitet; MainFrame weiterentwickelt; erste Licht und Schatten Experimen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office:value-type="string" table:number-columns-spanned="2" table:number-rows-spanned="4">
            <text:p>Probleme mit glCanvas; Rotation muss angepasst werden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office:value-type="string" table:number-columns-spanned="2" table:number-rows-spanned="1">
            <text:p>Userstories, TodoList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office:value-type="string" table:number-columns-spanned="2" table:number-rows-spanned="1">
            <text:p>Kommentare nachgezo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office:value-type="string" table:number-columns-spanned="2" table:number-rows-spanned="2">
            <text:p>Treepanels erneuert; Modelle gesammelt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office:value-type="string" table:number-columns-spanned="2" table:number-rows-spanned="3">
            <text:p>Komplettes Redesign; Umstellung auf Camera- und Maus-Mediator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0" table:number-columns-spanned="2" table:number-rows-spanned="1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51H39M44S">
            <text:p>351:3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6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14:37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3T14:37:36.81</dc:date>
    <dc:creator>Patrick Kracht</dc:creator>
    <meta:editing-duration>PT02H35M32S</meta:editing-duration>
    <meta:editing-cycles>31</meta:editing-cycles>
    <meta:generator>OpenOffice.org/3.0$Win32 OpenOffice.org_project/300m9$Build-9358</meta:generator>
    <meta:document-statistic meta:table-count="4" meta:cell-count="713" meta:object-count="0"/>
    <meta:user-defined meta:name="Info 1"/>
    <meta:user-defined meta:name="Info 2"/>
    <meta:user-defined meta:name="Info 3"/>
    <meta:user-defined meta:name="Info 4"/>
  </office:meta>
</office:document-meta>
</file>